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38cm"/>
    </style:style>
    <style:style style:name="co2" style:family="table-column">
      <style:table-column-properties fo:break-before="auto" style:column-width="9.514cm"/>
    </style:style>
    <style:style style:name="co3" style:family="table-column">
      <style:table-column-properties fo:break-before="auto" style:column-width="30.028cm"/>
    </style:style>
    <style:style style:name="co4" style:family="table-column">
      <style:table-column-properties fo:break-before="auto" style:column-width="9.902cm"/>
    </style:style>
    <style:style style:name="co5" style:family="table-column">
      <style:table-column-properties fo:break-before="auto" style:column-width="11.1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questionPattern_en</text:p>
          </table:table-cell>
          <table:table-cell table:style-name="ce1" office:value-type="string" calcext:value-type="string">
            <text:p>questionPattern_id</text:p>
          </table:table-cell>
          <table:table-cell table:style-name="ce1" office:value-type="string" calcext:value-type="string">
            <text:p>answerTemplateHtml_en</text:p>
          </table:table-cell>
          <table:table-cell table:style-name="ce1" office:value-type="string" calcext:value-type="string">
            <text:p>answerTemplateHtml_id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ctedIn</text:p>
          </table:table-cell>
          <table:table-cell office:value-type="string" calcext:value-type="string">
            <text:p>What movies star (?&lt;subject&gt;.+)[,.?!]*</text:p>
          </table:table-cell>
          <table:table-cell office:value-type="string" calcext:value-type="string">
            <text:p>Film (apa|ap)( saja)? (yang|yg|yng) dibintangi (?&lt;subject&gt;.+)[,.?!]*</text:p>
          </table:table-cell>
          <table:table-cell office:value-type="string" calcext:value-type="string">
            <text:p>{{subject}} acted in {{object}}.</text:p>
          </table:table-cell>
          <table:table-cell office:value-type="string" calcext:value-type="string">
            <text:p>{{subject}} membintang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</text:p>
          </table:table-cell>
          <table:table-cell office:value-type="string" calcext:value-type="string">
            <text:p>What did (?&lt;subject&gt;.+) create[,.?!]*</text:p>
          </table:table-cell>
          <table:table-cell office:value-type="string" calcext:value-type="string">
            <text:p>(Apa|Ap|Apakah|Apa kah) (yang|yg|yng) dibuat (?&lt;subject&gt;.+)[,.?!]*</text:p>
          </table:table-cell>
          <table:table-cell office:value-type="string" calcext:value-type="string">
            <text:p>{{subject}} created {{object}}.</text:p>
          </table:table-cell>
          <table:table-cell office:value-type="string" calcext:value-type="string">
            <text:p>{{subject}} membuat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edIn</text:p>
          </table:table-cell>
          <table:table-cell office:value-type="string" calcext:value-type="string">
            <text:p>Where did (?&lt;subject&gt;.+) die[,.?!]*</text:p>
          </table:table-cell>
          <table:table-cell office:value-type="string" calcext:value-type="string">
            <text:p>(Di mana|Dimana|Dmna|Dmn|Di mn|Dimn) (?&lt;subject&gt;.+) (meninggal dunia|meninggal|mati|wafat|tewas|terbunuh)[,.?!]*</text:p>
          </table:table-cell>
          <table:table-cell office:value-type="string" calcext:value-type="string">
            <text:p>{{subject}} died in {{object}}.</text:p>
          </table:table-cell>
          <table:table-cell office:value-type="string" calcext:value-type="string">
            <text:p>{{subject}} meninggal dunia d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edOnDate</text:p>
          </table:table-cell>
          <table:table-cell office:value-type="string" calcext:value-type="string">
            <text:p>When did (?&lt;subject&gt;.+) die[,.?!]*</text:p>
          </table:table-cell>
          <table:table-cell office:value-type="string" calcext:value-type="string">
            <text:p>(Kapan|Kpn|Tanggal berapa|Tgl brp|Tanggal brp|Tgl berapa|Tgl brpa|Tanggal brpa) (?&lt;subject&gt;.+) (meninggal dunia|meninggal|mati|wafat|tewas|terbunuh)[,.?!]*</text:p>
          </table:table-cell>
          <table:table-cell office:value-type="string" calcext:value-type="string">
            <text:p>{{subject}} died on {{object}}.</text:p>
          </table:table-cell>
          <table:table-cell office:value-type="string" calcext:value-type="string">
            <text:p>{{subject}} meninggal dunia pada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ected</text:p>
          </table:table-cell>
          <table:table-cell office:value-type="string" calcext:value-type="string">
            <text:p>What movies did (?&lt;subject&gt;.+) direct[,.?!]*</text:p>
          </table:table-cell>
          <table:table-cell office:value-type="string" calcext:value-type="string">
            <text:p>(?&lt;subject&gt;.+) menyutradarai film apa[,.?!]*</text:p>
          </table:table-cell>
          <table:table-cell office:value-type="string" calcext:value-type="string">
            <text:p>{{subject}} directed {{object}}.</text:p>
          </table:table-cell>
          <table:table-cell office:value-type="string" calcext:value-type="string">
            <text:p>{{subject}} menyutradara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duatedFrom</text:p>
          </table:table-cell>
          <table:table-cell office:value-type="string" calcext:value-type="string">
            <text:p>Where did (?&lt;subject&gt;.+) graduate from[,.?!]*</text:p>
          </table:table-cell>
          <table:table-cell office:value-type="string" calcext:value-type="string">
            <text:p>(?&lt;subject&gt;.+) lulusan (mana|apa|mn|ap)[,.?!]*</text:p>
          </table:table-cell>
          <table:table-cell office:value-type="string" calcext:value-type="string">
            <text:p>{{subject}} graduated from {{object}}.</text:p>
          </table:table-cell>
          <table:table-cell office:value-type="string" calcext:value-type="string">
            <text:p>{{subject}} lulusan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ppenedIn</text:p>
          </table:table-cell>
          <table:table-cell office:value-type="string" calcext:value-type="string">
            <text:p>Where did (?&lt;subject&gt;.+) happen[,.?!]*</text:p>
          </table:table-cell>
          <table:table-cell office:value-type="string" calcext:value-type="string">
            <text:p>(Di mana|Dimana|Dmna|Dmn|Di mn|Dimn) (?&lt;subject&gt;.+) terjadi[,.?!]*</text:p>
          </table:table-cell>
          <table:table-cell office:value-type="string" calcext:value-type="string">
            <text:p>{{subject}} happened in {{object}}.</text:p>
          </table:table-cell>
          <table:table-cell office:value-type="string" calcext:value-type="string">
            <text:p>{{subject}} terjadi d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AirportCode</text:p>
          </table:table-cell>
          <table:table-cell office:value-type="string" calcext:value-type="string">
            <text:p>What is the airport code of (?&lt;subject&gt;.+)[,.?!]*</text:p>
          </table:table-cell>
          <table:table-cell office:value-type="string" calcext:value-type="string">
            <text:p>(Apa|Ap|Apakah|Apa kah) kode bandara (?&lt;subject&gt;.+)[,.?!]*</text:p>
          </table:table-cell>
          <table:table-cell office:value-type="string" calcext:value-type="string">
            <text:p>Airport code of {{subject}} is '{{object}}'.</text:p>
          </table:table-cell>
          <table:table-cell office:value-type="string" calcext:value-type="string">
            <text:p>Kode bandara {{subject}} adalah '{{object}}'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Capital</text:p>
          </table:table-cell>
          <table:table-cell office:value-type="string" calcext:value-type="string">
            <text:p>What is the capital city of (?&lt;subject&gt;.+)[,.?!]*</text:p>
          </table:table-cell>
          <table:table-cell office:value-type="string" calcext:value-type="string">
            <text:p>(Apa|Ap|Apakah|Apa kah) (ibu kota|ibukota) (?&lt;subject&gt;.+)[,.?!]*</text:p>
          </table:table-cell>
          <table:table-cell office:value-type="string" calcext:value-type="string">
            <text:p>Capital city of {{subject}} is {{object}}.</text:p>
          </table:table-cell>
          <table:table-cell office:value-type="string" calcext:value-type="string">
            <text:p>Ibu kota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Child</text:p>
          </table:table-cell>
          <table:table-cell office:value-type="string" calcext:value-type="string">
            <text:p>Who are the children of (?&lt;subject&gt;.+)[,.?!]*</text:p>
          </table:table-cell>
          <table:table-cell office:value-type="string" calcext:value-type="string">
            <text:p>(Siapa|Sapa|Sp|Syp|Spa|Sypa)( saja| sj)? anak (?&lt;subject&gt;.+)[,.?!]*</text:p>
          </table:table-cell>
          <table:table-cell office:value-type="string" calcext:value-type="string">
            <text:p>Children of {{subject}} are {{object}}.</text:p>
          </table:table-cell>
          <table:table-cell office:value-type="string" calcext:value-type="string">
            <text:p>Anak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Currency</text:p>
          </table:table-cell>
          <table:table-cell office:value-type="string" calcext:value-type="string">
            <text:p>What is the currency of (?&lt;subject&gt;.+)[,.?!]*</text:p>
          </table:table-cell>
          <table:table-cell office:value-type="string" calcext:value-type="string">
            <text:p>(Apa|Ap|Apakah|Apa kah)( mata)? uang (?&lt;subject&gt;.+)[,.?!]*</text:p>
          </table:table-cell>
          <table:table-cell office:value-type="string" calcext:value-type="string">
            <text:p>Currency of {{subject}} is {{object}}.</text:p>
          </table:table-cell>
          <table:table-cell office:value-type="string" calcext:value-type="string">
            <text:p>Mata uang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EconomicGrowth</text:p>
          </table:table-cell>
          <table:table-cell office:value-type="string" calcext:value-type="string">
            <text:p>How much is the economic growth of (?&lt;subject&gt;.+)[,.?!]*</text:p>
          </table:table-cell>
          <table:table-cell office:value-type="string" calcext:value-type="string">
            <text:p>(Berapa|Brpa|Brp) pertumbuhan ekonomi (?&lt;subject&gt;.+)[,.?!]*</text:p>
          </table:table-cell>
          <table:table-cell office:value-type="string" calcext:value-type="string">
            <text:p>Economic growth of {{subject}} is {{object}}.</text:p>
          </table:table-cell>
          <table:table-cell office:value-type="string" calcext:value-type="string">
            <text:p>Pertumbuhan ekonomi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FamilyName</text:p>
          </table:table-cell>
          <table:table-cell office:value-type="string" calcext:value-type="string">
            <text:p>What is (?&lt;subject&gt;.+)\'s family name[,.?!]*</text:p>
          </table:table-cell>
          <table:table-cell office:value-type="string" calcext:value-type="string">
            <text:p>(Apa|Ap|Apakah|Apa kah) nama belakang (?&lt;subject&gt;.+)[,.?!]*</text:p>
          </table:table-cell>
          <table:table-cell office:value-type="string" calcext:value-type="string">
            <text:p>{{subject}}'s family name is {{object}}.</text:p>
          </table:table-cell>
          <table:table-cell office:value-type="string" calcext:value-type="string">
            <text:p>Nama belakang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GDP</text:p>
          </table:table-cell>
          <table:table-cell office:value-type="string" calcext:value-type="string">
            <text:p>How much is the GDP of (?&lt;subject&gt;.+)[,.?!]*</text:p>
          </table:table-cell>
          <table:table-cell office:value-type="string" calcext:value-type="string">
            <text:p>(Berapa|Brpa|Brp) PDB (?&lt;subject&gt;.+)[,.?!]*</text:p>
          </table:table-cell>
          <table:table-cell office:value-type="string" calcext:value-type="string">
            <text:p>GDP of {{subject}} is {{object}}.</text:p>
          </table:table-cell>
          <table:table-cell office:value-type="string" calcext:value-type="string">
            <text:p>PDB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Gini</text:p>
          </table:table-cell>
          <table:table-cell office:value-type="string" calcext:value-type="string">
            <text:p>What is the gini index of (?&lt;subject&gt;.+)[,.?!]*</text:p>
          </table:table-cell>
          <table:table-cell office:value-type="string" calcext:value-type="string">
            <text:p>(Berapa|Brpa|Brp) indeks gini (?&lt;subject&gt;.+)[,.?!]*</text:p>
          </table:table-cell>
          <table:table-cell office:value-type="string" calcext:value-type="string">
            <text:p>Gini index of {{subject}} is {{object}}.</text:p>
          </table:table-cell>
          <table:table-cell office:value-type="string" calcext:value-type="string">
            <text:p>Indeks gini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GivenName</text:p>
          </table:table-cell>
          <table:table-cell office:value-type="string" calcext:value-type="string">
            <text:p>What is (?&lt;subject&gt;.+)\'s given name[,.?!]*</text:p>
          </table:table-cell>
          <table:table-cell office:value-type="string" calcext:value-type="string">
            <text:p>(Apa|Ap|Siapa|Sapa|Sp|Syp|Spa|Sypa) nama depan (?&lt;subject&gt;.+)[,.?!]*</text:p>
          </table:table-cell>
          <table:table-cell office:value-type="string" calcext:value-type="string">
            <text:p>{{subject}}'s given name is {{object}}.</text:p>
          </table:table-cell>
          <table:table-cell office:value-type="string" calcext:value-type="string">
            <text:p>Nama depan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Height</text:p>
          </table:table-cell>
          <table:table-cell office:value-type="string" calcext:value-type="string">
            <text:p>How tall is (?&lt;subject&gt;.+)[,.?!]*</text:p>
          </table:table-cell>
          <table:table-cell office:value-type="string" calcext:value-type="string">
            <text:p>(Berapa|Brpa|Brp) (tinggi|tggi) (?&lt;subject&gt;.+)[,.?!]*</text:p>
          </table:table-cell>
          <table:table-cell office:value-type="string" calcext:value-type="string">
            <text:p>{{subject}}'s height is {{object}}.</text:p>
          </table:table-cell>
          <table:table-cell office:value-type="string" calcext:value-type="string">
            <text:p>Tinggi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Inflation</text:p>
          </table:table-cell>
          <table:table-cell office:value-type="string" calcext:value-type="string">
            <text:p>How much is (?&lt;subject&gt;.+)\'s inflation[,.?!]*</text:p>
          </table:table-cell>
          <table:table-cell office:value-type="string" calcext:value-type="string">
            <text:p>(Berapa|Brpa|Brp) inflasi (?&lt;subject&gt;.+)[,.?!]*</text:p>
          </table:table-cell>
          <table:table-cell office:value-type="string" calcext:value-type="string">
            <text:p>{{subject}}'s inflation is {{object}}.</text:p>
          </table:table-cell>
          <table:table-cell office:value-type="string" calcext:value-type="string">
            <text:p>Inflasi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LanguageCode</text:p>
          </table:table-cell>
          <table:table-cell office:value-type="string" calcext:value-type="string">
            <text:p>What is the language code of (?&lt;subject&gt;.+)[,.?!]*</text:p>
          </table:table-cell>
          <table:table-cell office:value-type="string" calcext:value-type="string">
            <text:p>(Apa|Ap|Apakah|Apa kah) kode bahasa dari (?&lt;subject&gt;.+)[,.?!]*</text:p>
          </table:table-cell>
          <table:table-cell office:value-type="string" calcext:value-type="string">
            <text:p>The language code of {{subject}} is '{{object}}'.</text:p>
          </table:table-cell>
          <table:table-cell office:value-type="string" calcext:value-type="string">
            <text:p>Kode bahasa dari {{subject}} adalah '{{object}}'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Latitude</text:p>
          </table:table-cell>
          <table:table-cell office:value-type="string" calcext:value-type="string">
            <text:p>What is (?&lt;subject&gt;.+)\'s latitude[,.?!]*</text:p>
          </table:table-cell>
          <table:table-cell office:value-type="string" calcext:value-type="string">
            <text:p>(Berapa|Brpa|Brp) lintang (?&lt;subject&gt;.+)[,.?!]*</text:p>
          </table:table-cell>
          <table:table-cell office:value-type="string" calcext:value-type="string">
            <text:p>{{subject}}'s latitude is {{object}}.</text:p>
          </table:table-cell>
          <table:table-cell office:value-type="string" calcext:value-type="string">
            <text:p>Lintang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Longitude</text:p>
          </table:table-cell>
          <table:table-cell office:value-type="string" calcext:value-type="string">
            <text:p>What is (?&lt;subject&gt;.+)\'s longitude[,.?!]*</text:p>
          </table:table-cell>
          <table:table-cell office:value-type="string" calcext:value-type="string">
            <text:p>(Berapa|Brpa|Brp) bujur (?&lt;subject&gt;.+)[,.?!]*</text:p>
          </table:table-cell>
          <table:table-cell office:value-type="string" calcext:value-type="string">
            <text:p>{{subject}}'s longitude is {{object}}.</text:p>
          </table:table-cell>
          <table:table-cell office:value-type="string" calcext:value-type="string">
            <text:p>Bujur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Motto</text:p>
          </table:table-cell>
          <table:table-cell office:value-type="string" calcext:value-type="string">
            <text:p>What is (?&lt;subject&gt;.+)'s motto[,.?!]*</text:p>
          </table:table-cell>
          <table:table-cell office:value-type="string" calcext:value-type="string">
            <text:p>(Apa|Ap|Apakah|Apa kah) (motto|moto) (?&lt;subject&gt;.+)[,.?!]*</text:p>
          </table:table-cell>
          <table:table-cell office:value-type="string" calcext:value-type="string">
            <text:p>{{subject}}'s motto is {{object}}.</text:p>
          </table:table-cell>
          <table:table-cell office:value-type="string" calcext:value-type="string">
            <text:p>Motto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NumberOfPeople</text:p>
          </table:table-cell>
          <table:table-cell office:value-type="string" calcext:value-type="string">
            <text:p>How many people live in (?&lt;subject&gt;.+)[,.?!]*</text:p>
          </table:table-cell>
          <table:table-cell office:value-type="string" calcext:value-type="string">
            <text:p>(Berapa|Brpa|Brp) (populasi|penduduk|jumlah penduduk|jml penduduk|warga|rakyat|orang ada di|org ada di|jumlah orang|jumlah org|jml org|jml orang) (?&lt;subject&gt;.+)[,.?!]*</text:p>
          </table:table-cell>
          <table:table-cell office:value-type="string" calcext:value-type="string">
            <text:p>{{subject}}'s population is {{object}} people.</text:p>
          </table:table-cell>
          <table:table-cell office:value-type="string" calcext:value-type="string">
            <text:p>Populasi {{subject}} adalah {{object}} ora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Poverty</text:p>
          </table:table-cell>
          <table:table-cell office:value-type="string" calcext:value-type="string">
            <text:p>How much is the poverty( rate) of (?&lt;subject&gt;.+)[,.?!]*</text:p>
          </table:table-cell>
          <table:table-cell office:value-type="string" calcext:value-type="string">
            <text:p>(Berapa|Brpa|Brp|Seberapa|Sbrpa|Sebrpa)( tingkat)? (kemiskinan|miskin)( rakyat| negara| warga| warganegara| warga negara| bangsa)? (?&lt;subject&gt;.+)[,.?!]*</text:p>
          </table:table-cell>
          <table:table-cell office:value-type="string" calcext:value-type="string">
            <text:p>Poverty rate of {{subject}} is {{object}}.</text:p>
          </table:table-cell>
          <table:table-cell office:value-type="string" calcext:value-type="string">
            <text:p>Tingkat kemiskinan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Revenue</text:p>
          </table:table-cell>
          <table:table-cell office:value-type="string" calcext:value-type="string">
            <text:p>How much is the revenue of (?&lt;subject&gt;.+)[,.?!]*</text:p>
          </table:table-cell>
          <table:table-cell office:value-type="string" calcext:value-type="string">
            <text:p>(Berapa|Brpa|Brp)( tingkat)? pendapatan (?&lt;subject&gt;.+)[,.?!]*</text:p>
          </table:table-cell>
          <table:table-cell office:value-type="string" calcext:value-type="string">
            <text:p>Revenue of {{subject}} is {{object}}.</text:p>
          </table:table-cell>
          <table:table-cell office:value-type="string" calcext:value-type="string">
            <text:p>Pendapatan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Website</text:p>
          </table:table-cell>
          <table:table-cell office:value-type="string" calcext:value-type="string">
            <text:p>Where is (?&lt;subject&gt;.+)\'s website[,.?!]*</text:p>
          </table:table-cell>
          <table:table-cell office:value-type="string" calcext:value-type="string">
            <text:p>(Apa|Ap|Apakah|Apa kah|Di mana|Dimana|Dmna|Dmn|Di mn|Dimn)( alamat) (website|web|site|homepage|situs|situs web) (?&lt;subject&gt;.+)[,.?!]*</text:p>
          </table:table-cell>
          <table:table-cell office:value-type="string" calcext:value-type="string">
            <text:p>{{subject}}'s website is at &lt;a href="{{object}}"&gt;{{object}}&lt;/a&gt;.</text:p>
          </table:table-cell>
          <table:table-cell office:value-type="string" calcext:value-type="string">
            <text:p>Alamat website {{subject}} ada di &lt;a href="{{object}}"&gt;{{object}}&lt;/a&gt;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Weight</text:p>
          </table:table-cell>
          <table:table-cell office:value-type="string" calcext:value-type="string">
            <text:p>How much does (?&lt;subject&gt;.+) weight[,.?!]*</text:p>
          </table:table-cell>
          <table:table-cell office:value-type="string" calcext:value-type="string">
            <text:p>(Berapa|Brpa|Brp) berat (?&lt;subject&gt;.+)[,.?!]*</text:p>
          </table:table-cell>
          <table:table-cell office:value-type="string" calcext:value-type="string">
            <text:p>{{subject}} weights {{object}}.</text:p>
          </table:table-cell>
          <table:table-cell office:value-type="string" calcext:value-type="string">
            <text:p>Berat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CitizenOf</text:p>
          </table:table-cell>
          <table:table-cell office:value-type="string" calcext:value-type="string">
            <text:p>What is the citizenship of (?&lt;subject&gt;.+)[,.?!]*</text:p>
          </table:table-cell>
          <table:table-cell office:value-type="string" calcext:value-type="string">
            <text:p>(?&lt;subject&gt;.+) (warganegara|warga negara|orang|org|orng|urang|bangsa)? (mana|mna|mn)[,.?!]*</text:p>
          </table:table-cell>
          <table:table-cell office:value-type="string" calcext:value-type="string">
            <text:p>{{subject}} is a citizen of {{object}}.</text:p>
          </table:table-cell>
          <table:table-cell office:value-type="string" calcext:value-type="string">
            <text:p>{{subject}} adalah warganegara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LeaderOf</text:p>
          </table:table-cell>
          <table:table-cell office:value-type="string" calcext:value-type="string">
            <text:p>What does (?&lt;subject&gt;.+) lead[,.?!]*</text:p>
          </table:table-cell>
          <table:table-cell office:value-type="string" calcext:value-type="string">
            <text:p>(?&lt;subject&gt;.+) (memimpin|pemimpin|pimpinan|mimpin) apa[,.?!]*</text:p>
          </table:table-cell>
          <table:table-cell office:value-type="string" calcext:value-type="string">
            <text:p>{{subject}} is a leader of {{object}}.</text:p>
          </table:table-cell>
          <table:table-cell office:value-type="string" calcext:value-type="string">
            <text:p>{{subject}} adalah pemimpin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LocatedIn</text:p>
          </table:table-cell>
          <table:table-cell office:value-type="string" calcext:value-type="string">
            <text:p>Where is (?&lt;subject&gt;.+)[,.?!]*</text:p>
          </table:table-cell>
          <table:table-cell office:value-type="string" calcext:value-type="string">
            <text:p>(Di mana|Dimana|Dmna|Dmn|Di mn|Dimn)( lokasi| tempat| tmpt)? (?&lt;subject&gt;.+)( berada| ada)[,.?!]*</text:p>
          </table:table-cell>
          <table:table-cell office:value-type="string" calcext:value-type="string">
            <text:p>{{subject}} is in {{object}}.</text:p>
          </table:table-cell>
          <table:table-cell office:value-type="string" calcext:value-type="string">
            <text:p>{{subject}} ada d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MarriedTo</text:p>
          </table:table-cell>
          <table:table-cell office:value-type="string" calcext:value-type="string">
            <text:p>Who did (?&lt;subject&gt;.+) marry[,.?!]*</text:p>
          </table:table-cell>
          <table:table-cell office:value-type="string" calcext:value-type="string">
            <text:p>(Siapa|Sapa|Sp|Syp|Spa|Sypa)( saja|sj)? (pasangan|suami|istri|kekasih|cinta|pujaan hati|yayang) (?&lt;subject&gt;.+)[,.?!]*</text:p>
          </table:table-cell>
          <table:table-cell office:value-type="string" calcext:value-type="string">
            <text:p>{{subject}} is married to {{object}}.</text:p>
          </table:table-cell>
          <table:table-cell office:value-type="string" calcext:value-type="string">
            <text:p>{{subject}} menikah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sIn</text:p>
          </table:table-cell>
          <table:table-cell office:value-type="string" calcext:value-type="string">
            <text:p>Where does (?&lt;subject&gt;.+) live[,.?!]*</text:p>
          </table:table-cell>
          <table:table-cell office:value-type="string" calcext:value-type="string">
            <text:p>(?&lt;subject&gt;.+) tinggal (di mana|dimana|dmna|dmn|dimn|dimna)[,.?!]*</text:p>
          </table:table-cell>
          <table:table-cell office:value-type="string" calcext:value-type="string">
            <text:p>{{subject}} lives in {{object}}.</text:p>
          </table:table-cell>
          <table:table-cell office:value-type="string" calcext:value-type="string">
            <text:p>{{subject}} tinggal d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cursSince</text:p>
          </table:table-cell>
          <table:table-cell office:value-type="string" calcext:value-type="string">
            <text:p>When did (?&lt;subject&gt;.+) start to occur[,.?!]*</text:p>
          </table:table-cell>
          <table:table-cell office:value-type="string" calcext:value-type="string">
            <text:p>(Kapan|Kpn|Tanggal berapa|Tgl brp|Tanggal brp|Tgl berapa|Tgl brpa|Tanggal brpa) (?&lt;subject&gt;.+) mulai terjadi[,.?!]*</text:p>
          </table:table-cell>
          <table:table-cell office:value-type="string" calcext:value-type="string">
            <text:p>{{subject}} occurred since {{object}}.</text:p>
          </table:table-cell>
          <table:table-cell office:value-type="string" calcext:value-type="string">
            <text:p>{{subject}} terjadi sejak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wns</text:p>
          </table:table-cell>
          <table:table-cell office:value-type="string" calcext:value-type="string">
            <text:p>What does (?&lt;subject&gt;.+) own[,.?!]*</text:p>
          </table:table-cell>
          <table:table-cell office:value-type="string" calcext:value-type="string">
            <text:p>(?&lt;subject&gt;.+) (memiliki|punya|mempunyai) (apa|ap)[,.?!]*</text:p>
          </table:table-cell>
          <table:table-cell office:value-type="string" calcext:value-type="string">
            <text:p>{{subject}} owns {{object}}.</text:p>
          </table:table-cell>
          <table:table-cell office:value-type="string" calcext:value-type="string">
            <text:p>{{subject}} memilik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sExistingOnDate</text:p>
          </table:table-cell>
          <table:table-cell office:value-type="string" calcext:value-type="string">
            <text:p>When did (?&lt;subject&gt;.+) start to exist[,.?!]*</text:p>
          </table:table-cell>
          <table:table-cell office:value-type="string" calcext:value-type="string">
            <text:p>(Kapan|Kpn|Tanggal berapa|Tgl brp|Tanggal brp|Tgl berapa|Tgl brpa|Tanggal brpa) (?&lt;subject&gt;.+) mulai ada[,.?!]*</text:p>
          </table:table-cell>
          <table:table-cell office:value-type="string" calcext:value-type="string">
            <text:p>{{subject}} existed since {{object}}.</text:p>
          </table:table-cell>
          <table:table-cell office:value-type="string" calcext:value-type="string">
            <text:p>{{subject}} ada sejak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BornIn</text:p>
          </table:table-cell>
          <table:table-cell office:value-type="string" calcext:value-type="string">
            <text:p>Where was (?&lt;subject&gt;.+) born[,.?!]*</text:p>
          </table:table-cell>
          <table:table-cell office:value-type="string" calcext:value-type="string">
            <text:p>(Di mana|Dimana|Dmna|Dmn|Di mn|Dimn) (?&lt;subject&gt;.+) (dilahirkan|lahir)[,.?!]*</text:p>
          </table:table-cell>
          <table:table-cell office:value-type="string" calcext:value-type="string">
            <text:p>{{subject}} was born in {{object}}.</text:p>
          </table:table-cell>
          <table:table-cell office:value-type="string" calcext:value-type="string">
            <text:p>{{subject}} lahir d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BornOnDate</text:p>
          </table:table-cell>
          <table:table-cell office:value-type="string" calcext:value-type="string">
            <text:p>When was (?&lt;subject&gt;.+) born[,.?!]*</text:p>
          </table:table-cell>
          <table:table-cell office:value-type="string" calcext:value-type="string">
            <text:p>(Kapan|Kpn|Tanggal berapa|Tgl brp|Tanggal brp|Tgl berapa|Tgl brpa|Tanggal brpa) (?&lt;subject&gt;.+) (dilahirkan|lahir)[,.?!]*</text:p>
          </table:table-cell>
          <table:table-cell office:value-type="string" calcext:value-type="string">
            <text:p>{{subject}} was born on {{object}}.</text:p>
          </table:table-cell>
          <table:table-cell office:value-type="string" calcext:value-type="string">
            <text:p>{{subject}} lahir pada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DestroyedOnDate</text:p>
          </table:table-cell>
          <table:table-cell office:value-type="string" calcext:value-type="string">
            <text:p>When was (?&lt;subject&gt;.+) destroyed[,.?!]*</text:p>
          </table:table-cell>
          <table:table-cell office:value-type="string" calcext:value-type="string">
            <text:p>(Kapan|Kpn|Tanggal berapa|Tgl brp|Tanggal brp|Tgl berapa|Tgl brpa|Tanggal brpa) (?&lt;subject&gt;.+) (dihancurkan|hancur|tutup|ditutup|dibongkar|bangkrut|pailit|musnah|sirna|lenyap|hilang)[,.?!]*</text:p>
          </table:table-cell>
          <table:table-cell office:value-type="string" calcext:value-type="string">
            <text:p>{{subject}} was destroyed on {{object}}.</text:p>
          </table:table-cell>
          <table:table-cell office:value-type="string" calcext:value-type="string">
            <text:p>{{subject}} dihancurkan pada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oteMusicFor</text:p>
          </table:table-cell>
          <table:table-cell office:value-type="string" calcext:value-type="string">
            <text:p>What movies did (?&lt;subject&gt;.+) write the music for[,.?!]*</text:p>
          </table:table-cell>
          <table:table-cell office:value-type="string" calcext:value-type="string">
            <text:p>(?&lt;subject&gt;.+) (menciptakan|nyiptain) lagu (untuk|utk|untk|buat|bwt) film (apa|ap)[,.?!]*</text:p>
          </table:table-cell>
          <table:table-cell office:value-type="string" calcext:value-type="string">
            <text:p>{{subject}} wrote music for {{object}}.</text:p>
          </table:table-cell>
          <table:table-cell office:value-type="string" calcext:value-type="string">
            <text:p>{{subject}} menciptakan lagu untuk {{object}}.</text:p>
          </table:table-cell>
          <table:table-cell table:number-columns-repeated="1019"/>
        </table:table-row>
      </table:table>
      <table:named-expressions/>
      <table:database-ranges>
        <table:database-range table:name="questionRules" table:target-range-address="Sheet1.A1:Sheet1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3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7-07T12:35:33.910748550</dc:date>
    <meta:editing-duration>P0D</meta:editing-duration>
    <meta:editing-cycles>1</meta:editing-cycles>
    <meta:document-statistic meta:table-count="1" meta:cell-count="200" meta:object-count="0"/>
  </office:meta>
</office:document-meta>
</file>